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fae0" officeooo:paragraph-rsid="000afae0"/>
    </style:style>
    <style:style style:name="P2" style:family="paragraph" style:parent-style-name="Standard">
      <style:text-properties fo:language="en" fo:country="US" officeooo:rsid="0012e894" officeooo:paragraph-rsid="0012e894"/>
    </style:style>
    <style:style style:name="P3" style:family="paragraph" style:parent-style-name="Standard">
      <style:text-properties fo:language="en" fo:country="US" officeooo:rsid="000c06f5" officeooo:paragraph-rsid="000c06f5"/>
    </style:style>
    <style:style style:name="P4" style:family="paragraph" style:parent-style-name="Standard">
      <style:text-properties fo:language="en" fo:country="US" officeooo:rsid="000d9048" officeooo:paragraph-rsid="000d9048"/>
    </style:style>
    <style:style style:name="P5" style:family="paragraph" style:parent-style-name="Standard">
      <style:text-properties fo:language="en" fo:country="US" officeooo:rsid="000db131" officeooo:paragraph-rsid="000db131"/>
    </style:style>
    <style:style style:name="P6" style:family="paragraph" style:parent-style-name="Standard">
      <style:text-properties fo:language="en" fo:country="US" officeooo:rsid="000f4b7a" officeooo:paragraph-rsid="000f4b7a"/>
    </style:style>
    <style:style style:name="P7" style:family="paragraph" style:parent-style-name="Standard">
      <style:text-properties fo:language="en" fo:country="US" officeooo:rsid="001012cc" officeooo:paragraph-rsid="0012d8bc"/>
    </style:style>
    <style:style style:name="P8" style:family="paragraph" style:parent-style-name="Standard">
      <style:text-properties fo:language="en" fo:country="US" officeooo:rsid="001454de" officeooo:paragraph-rsid="001454de"/>
    </style:style>
    <style:style style:name="P9" style:family="paragraph" style:parent-style-name="Standard">
      <style:text-properties fo:language="en" fo:country="US" officeooo:rsid="0014e18b" officeooo:paragraph-rsid="0014e18b"/>
    </style:style>
    <style:style style:name="P10" style:family="paragraph" style:parent-style-name="Standard">
      <style:text-properties fo:language="en" fo:country="US" officeooo:rsid="001510d1" officeooo:paragraph-rsid="001510d1"/>
    </style:style>
    <style:style style:name="P11" style:family="paragraph" style:parent-style-name="Standard">
      <style:text-properties officeooo:rsid="00172ed2" officeooo:paragraph-rsid="00172ed2"/>
    </style:style>
    <style:style style:name="T1" style:family="text">
      <style:text-properties officeooo:rsid="000c0a97"/>
    </style:style>
    <style:style style:name="T2" style:family="text">
      <style:text-properties officeooo:rsid="000d9048"/>
    </style:style>
    <style:style style:name="T3" style:family="text">
      <style:text-properties officeooo:rsid="00110b35"/>
    </style:style>
    <style:style style:name="T4" style:family="text">
      <style:text-properties officeooo:rsid="0012d8bc"/>
    </style:style>
    <style:style style:name="T5" style:family="text">
      <style:text-properties officeooo:rsid="0012e894"/>
    </style:style>
    <style:style style:name="T6" style:family="text">
      <style:text-properties fo:language="en" fo:country="US"/>
    </style:style>
    <style:style style:name="T7" style:family="text">
      <style:text-properties officeooo:rsid="0015a9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span text:style-name="T5">Report / Test Verslag LetsPlay</text:span></text:p>
      <text:p text:style-name="P2">Tjitze de Boer</text:p>
      <text:p text:style-name="P1"/>
      <text:p text:style-name="P1">Index and info pages worked at first try.</text:p>
      <text:p text:style-name="P1"/>
      <text:p text:style-name="P1">While trying register site I saw that I made a <text:span text:style-name="T7">syntax</text:span> error in the database connection script, this was easily fixed.</text:p>
      <text:p text:style-name="P1"/>
      <text:p text:style-name="P3">F<text:span text:style-name="T1">ound and f</text:span>ixed a faulty link <text:span text:style-name="T2">in the navbar</text:span>.</text:p>
      <text:p text:style-name="P3"/>
      <text:p text:style-name="P4">The browsing page worked <text:span text:style-name="T7">first</text:span> try.</text:p>
      <text:p text:style-name="P4"/>
      <text:p text:style-name="P5">Fixed <text:span text:style-name="T7">syntax</text:span> error in browse club games page. </text:p>
      <text:p text:style-name="P5"/>
      <text:p text:style-name="P6">Fixed pagination links on browse/club browse pages.</text:p>
      <text:p text:style-name="P6"/>
      <text:p text:style-name="P7">Fixed unidentified index error in search results page, <text:span text:style-name="T3">forgot capitalization</text:span>.</text:p>
      <text:p text:style-name="P7"/>
      <text:p text:style-name="P7"><text:span text:style-name="T4">Fixed game details page </text:span><text:span text:style-name="T7">syntax</text:span><text:span text:style-name="T4"> error wrong </text:span><text:span text:style-name="T7">capitalization</text:span><text:span text:style-name="T4"> of a variable.</text:span> </text:p>
      <text:p text:style-name="P7"/>
      <text:p text:style-name="P8">The sending of the password reset request email worked the first time.</text:p>
      <text:p text:style-name="P8"/>
      <text:p text:style-name="P9">Fixed the wrong link address send in the password reset request email.</text:p>
      <text:p text:style-name="P9"/>
      <text:p text:style-name="P10">Fixed an error on the password reset page where I wrote action instead of method and form started to act like it used GET instead of POST.</text:p>
      <text:p text:style-name="P10"/>
      <text:p text:style-name="P11"><text:span text:style-name="T6">Accidentally dragged the Insert game page into to a wrong folder, I’ve put it back now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7T11:45:53.356000000</meta:creation-date>
    <dc:date>2021-10-27T12:47:01.339000000</dc:date>
    <meta:editing-duration>P40DT49M22S</meta:editing-duration>
    <meta:editing-cycles>15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4" meta:word-count="156" meta:character-count="898" meta:non-whitespace-character-count="754"/>
  </office:meta>
</office:document-meta>
</file>